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A600000694AB79B8DD403BCD3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4.872cm" svg:height="49.349cm" svg:x="-6.572cm" svg:y="-5.6cm">
          <draw:image xlink:href="Pictures/10000000000004A600000694AB79B8DD403BCD3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6T16:32:58.436213543</dc:date>
    <meta:editing-duration>PT1M5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